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1" svg:font-family="'Noto Sans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05c4b" officeooo:paragraph-rsid="00005c4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05c4b" officeooo:paragraph-rsid="00005c4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05c4b" officeooo:paragraph-rsid="00005c4b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6c88" style:font-weight-asian="bold" style:font-weight-complex="bold"/>
    </style:style>
    <style:style style:name="T3" style:family="text">
      <style:text-properties fo:font-weight="normal" officeooo:rsid="00026c88" style:font-weight-asian="normal" style:font-weight-complex="normal"/>
    </style:style>
    <style:style style:name="T4" style:family="text">
      <style:text-properties officeooo:rsid="00006c99"/>
    </style:style>
    <style:style style:name="T5" style:family="text">
      <style:text-properties officeooo:rsid="00026c88"/>
    </style:style>
    <style:style style:name="T6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6">Lucas Moraes Guedes (16 anos)</text:span></text:p>
      <text:p text:style-name="P3"><text:tab/><text:span text:style-name="T3">Campinas, São Paulo</text:span></text:p>
      <text:p text:style-name="P2"><text:tab/>(19) 97145-7838</text:p>
      <text:p text:style-name="P2"><text:tab/>lmguedes@tutanota.com<text:tab/></text:p>
      <text:p text:style-name="P2"/>
      <text:p text:style-name="P2"><text:tab/>Estudante com conhecimentos de web e software development, apaixonado por back-end e aprender novas tecnologias.</text:p>
      <text:p text:style-name="P2"/>
      <text:p text:style-name="P2"><text:tab/><text:span text:style-name="T1">Habilidades:</text:span></text:p>
      <text:p text:style-name="P2"><text:span text:style-name="T1"><text:tab/>Web development:</text:span></text:p>
      <text:p text:style-name="P2"><text:tab/>- <text:span text:style-name="T4">Proeficiência com HTML/CSS;</text:span></text:p>
      <text:p text:style-name="P2"><text:tab/>- <text:span text:style-name="T5">Conhecimento básico de JavaScript;</text:span></text:p>
      <text:p text:style-name="P2"><text:tab/>- <text:span text:style-name="T4">Conhecimento geral da tecnologia bootstrap.</text:span></text:p>
      <text:p text:style-name="P2"><text:span text:style-name="T1"/></text:p>
      <text:p text:style-name="P2"><text:span text:style-name="T1"><text:tab/>Software development:</text:span></text:p>
      <text:p text:style-name="P2"><text:span text:style-name="T1"><text:tab/>- </text:span>Conhecimento geral de programação orientada a objetos com java;</text:p>
      <text:p text:style-name="P2"><text:tab/>- <text:span text:style-name="T4">Noção básica das linguagens C e C#;</text:span></text:p>
      <text:p text:style-name="P2"><text:tab/>- <text:span text:style-name="T4">Produção de aplicativos web com electron;</text:span></text:p>
      <text:p text:style-name="P2"><text:tab/>- <text:span text:style-name="T4">Criação de APIs com NodeJS.</text:span></text:p>
      <text:p text:style-name="P2"/>
      <text:p text:style-name="P2"><text:tab/>- <text:span text:style-name="T4">Conhecimento geral de banco de dados com MySQL e MariaDB.</text:span></text:p>
      <text:p text:style-name="P2"><text:span text:style-name="T1"/></text:p>
      <text:p text:style-name="P2"><text:span text:style-name="T1"><text:tab/>Outros:</text:span></text:p>
      <text:p text:style-name="P2"><text:span text:style-name="T1"><text:tab/></text:span>- <text:span text:style-name="T4">Conhecimento geral das tecnologias Firebase e Firecloud;</text:span></text:p>
      <text:p text:style-name="P2"><text:tab/>- <text:span text:style-name="T4">Conhecimentos gerais de Windows e Linux;</text:span></text:p>
      <text:p text:style-name="P2"><text:tab/>- <text:span text:style-name="T4">Inglês intermediário (B2).</text:span></text:p>
      <text:p text:style-name="P2"/>
      <text:p text:style-name="P2"><text:tab/><text:span text:style-name="T2">Educação:</text:span></text:p>
      <text:p text:style-name="P2"><text:span text:style-name="T2"><text:tab/></text:span><text:span text:style-name="T5">Cursando 2º ano do Colégio Politécnico Bento Quirino (2021 – 2023).</text:span></text:p>
      <text:p text:style-name="P2"><text:span text:style-name="T1"><text:tab/></text:span></text:p>
      <text:p text:style-name="P2"><text:span text:style-name="T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1" svg:font-family="'Noto Sans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1" style:font-family-complex="'Noto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16:21:02.710026134</meta:creation-date>
    <dc:date>2022-03-17T16:46:57.374402637</dc:date>
    <meta:editing-duration>PT5M34S</meta:editing-duration>
    <meta:editing-cycles>1</meta:editing-cycles>
    <meta:document-statistic meta:table-count="0" meta:image-count="0" meta:object-count="0" meta:page-count="1" meta:paragraph-count="24" meta:word-count="119" meta:character-count="824" meta:non-whitespace-character-count="701"/>
    <meta:generator>LibreOffice/7.2.6.2$Linux_X86_64 LibreOffice_project/20$Build-2</meta:generator>
  </office:meta>
</office:document-meta>
</file>